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20.569cm"/>
    </style:style>
    <style:style style:name="co14" style:family="table-column">
      <style:table-column-properties fo:break-before="auto" style:column-width="13.353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 table:number-columns-repeated="2"/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table:number-columns-repeated="2"/>
        </table:table-row>
        <table:table-row table:style-name="ro1" table:number-rows-repeated="104853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roundupwr.weebly.com/election-2022.html</text:p>
          </table:table-cell>
          <table:table-cell office:value-type="string" calcext:value-type="string">
            <text:p>Ground Up Waterloo Region Endorsements</text:p>
          </table:table-cell>
          <table:table-cell office:value-type="string" calcext:value-type="string">
            <text:p>GroundUpWR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27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04T12:08:55.221175416</dc:date>
    <meta:editing-duration>P8DT16H26M2S</meta:editing-duration>
    <meta:editing-cycles>167</meta:editing-cycles>
    <meta:document-statistic meta:table-count="5" meta:cell-count="3127" meta:object-count="0"/>
  </office:meta>
</office:document-meta>
</file>